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5.965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style:font-name="Calibri" fo:font-size="9pt" fo:language="en" fo:country="US" style:font-name-asian="Arial Unicode MS" style:font-size-asian="9pt" style:language-asian="en" style:country-asian="US" style:font-name-complex="Tahoma" style:font-size-complex="5.09999990463257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"/>
        <table:table-column table:style-name="co5" table:default-cell-style-name="ce1"/>
        <table:table-row table:style-name="ro1">
          <table:table-cell office:value-type="string">
            <text:p>[a.PONumber]</text:p>
          </table:table-cell>
          <table:table-cell office:value-type="string">
            <text:p>[a.PODate]</text:p>
          </table:table-cell>
          <table:table-cell office:value-type="string">
            <text:p>[a.Supplier]</text:p>
          </table:table-cell>
          <table:table-cell office:value-type="string">
            <text:p>[a.SupplierName]</text:p>
          </table:table-cell>
          <table:table-cell office:value-type="string">
            <text:p>[a.Currency]</text:p>
          </table:table-cell>
          <table:table-cell office:value-type="string">
            <text:p>[a.POAmount]</text:p>
          </table:table-cell>
          <table:table-cell office:value-type="string">
            <text:p>[a.Deposit]</text:p>
          </table:table-cell>
          <table:table-cell office:value-type="string">
            <text:p>[a.ExRate]</text:p>
          </table:table-cell>
          <table:table-cell office:value-type="string">
            <text:p>[a.DepositPV]</text:p>
          </table:table-cell>
          <table:table-cell office:value-type="string">
            <text:p>[a.Status]</text:p>
          </table:table-cell>
        </table:table-row>
        <table:table-row table:style-name="ro1">
          <table:table-cell table:style-name="ce2" office:value-type="string">
            <text:p>[b.PONumber;block=tbs:row]</text:p>
          </table:table-cell>
          <table:table-cell table:style-name="ce2" office:value-type="string">
            <text:p>[b.PODate]</text:p>
          </table:table-cell>
          <table:table-cell table:style-name="ce2" office:value-type="string">
            <text:p>[b.Supplier]</text:p>
          </table:table-cell>
          <table:table-cell table:style-name="ce3" office:value-type="string">
            <text:p>[b.SupplierName]</text:p>
          </table:table-cell>
          <table:table-cell table:style-name="ce5" office:value-type="string">
            <text:p>[b.Currency]</text:p>
          </table:table-cell>
          <table:table-cell table:style-name="ce5" office:value-type="string">
            <text:p>[b.POAmount]</text:p>
          </table:table-cell>
          <table:table-cell table:style-name="ce5" office:value-type="string">
            <text:p>[b.Deposit]</text:p>
          </table:table-cell>
          <table:table-cell table:style-name="ce5" office:value-type="string">
            <text:p>[b.ExRate]</text:p>
          </table:table-cell>
          <table:table-cell table:style-name="ce3" office:value-type="string">
            <text:p>[b.DepositPV]</text:p>
          </table:table-cell>
          <table:table-cell table:style-name="ce3" office:value-type="string">
            <text:p>[b.Status]</text:p>
          </table:table-cell>
        </table:table-row>
        <table:table-row table:style-name="ro1">
          <table:table-cell table:style-name="Default" table:number-columns-repeated="4"/>
          <table:table-cell table:style-name="ce6" office:value-type="string">
            <text:p>[onshow.FCurrency]</text:p>
          </table:table-cell>
          <table:table-cell table:style-name="ce6" office:value-type="string">
            <text:p>[onshow.FTotal_POAmount]</text:p>
          </table:table-cell>
          <table:table-cell table:style-name="ce6" office:value-type="string">
            <text:p>[onshow.FTotal_Deposit]</text:p>
          </table:table-cell>
          <table:table-cell table:style-name="ce6"/>
          <table:table-cell table:style-name="Default"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8">03-28-2025</text:date>, <text:time>12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Fernandez</meta:initial-creator>
    <meta:creation-date>2025-03-28T11:32:55.28</meta:creation-date>
    <meta:generator>OpenOffice/4.1.15$Win32 OpenOffice.org_project/4115m2$Build-9813</meta:generator>
    <dc:date>2025-03-28T12:48:19.98</dc:date>
    <dc:creator>Angelo Fernandez</dc:creator>
    <meta:editing-duration>PT7M56S</meta:editing-duration>
    <meta:editing-cycles>5</meta:editing-cycles>
    <meta:document-statistic meta:table-count="3" meta:cell-count="23" meta:object-count="0"/>
  </office:meta>
</office:document-meta>
</file>